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TFDocument.addElement( String key , RTF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TFDocument.addElement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TFDocument.addElement( String key ,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TFDocument.setComment( String com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TFDocument.setColorTable( ColorTbl tb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TFDocument.output( java . io . OutputStream 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TFDocument.setSubject( String su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TFDocument.setVersion( int ver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TFDocument.setCodeSet( String codeP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TFDocument.setCharacterSet( String char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TFDocument.get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TFDocument.output( java . io . PrintWriter 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TFDocument.RTF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TFDocument.getElement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TFDocument.setTitle( String tit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TFDocument.addElement( RTF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